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Neue-Light" svg:font-family="HelveticaNeue-Ligh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normal" style:font-name-asian="HelveticaNeue-Light" style:font-size-asian="14pt" style:font-weight-asian="normal" style:font-name-complex="HelveticaNeue-Light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fo:font-weight="normal" style:font-name-asian="HelveticaNeue-Light" style:font-size-asian="16pt" style:font-weight-asian="normal" style:font-name-complex="HelveticaNeue-Light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style:font-name-asian="HelveticaNeue-Light" style:font-size-asian="14pt" style:font-weight-asian="normal" style:font-name-complex="HelveticaNeue-Light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style:font-name-asian="HelveticaNeue-Light" style:font-size-asian="14pt" style:font-weight-asian="normal" style:font-name-complex="HelveticaNeue-Light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1" style:family="paragraph" style:parent-style-name="Standard" style:list-style-name="L2">
      <style:paragraph-properties fo:text-align="justify" style:justify-single-word="false">
        <style:tab-stops>
          <style:tab-stop style:position="0.5728in"/>
          <style:tab-stop style:position="0.8646in"/>
        </style:tab-stops>
      </style:paragraph-properties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Times New Roman" fo:font-size="13pt" fo:font-weight="normal" style:font-name-asian="HelveticaNeue-Light" style:font-size-asian="13pt" style:font-weight-asian="normal" style:font-name-complex="HelveticaNeue-Light" style:font-size-complex="13pt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6pt" fo:font-weight="normal" style:font-name-asian="HelveticaNeue-Light" style:font-size-asian="16pt" style:font-weight-asian="normal" style:font-name-complex="HelveticaNeue-Light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1">Scenarios</text:p>
      <text:p text:style-name="P1"/>
      <text:p text:style-name="P1"/>
      <text:p text:style-name="P6">Attributes:</text:p>
      <text:p text:style-name="P6"/>
      <text:list xml:id="list3615543154668296138" text:style-name="L1">
        <text:list-item>
          <text:p text:style-name="P7">Male</text:p>
        </text:list-item>
        <text:list-item>
          <text:p text:style-name="P7">Female</text:p>
        </text:list-item>
        <text:list-item>
          <text:p text:style-name="P7">State</text:p>
        </text:list-item>
        <text:list-item>
          <text:p text:style-name="P7">Medium</text:p>
        </text:list-item>
        <text:list-item>
          <text:p text:style-name="P7">English</text:p>
        </text:list-item>
        <text:list-item>
          <text:p text:style-name="P7">Local languages</text:p>
        </text:list-item>
        <text:list-item>
          <text:p text:style-name="P7">District</text:p>
        </text:list-item>
        <text:list-item>
          <text:p text:style-name="P7">Township(Urban,Rural)</text:p>
        </text:list-item>
        <text:list-item>
          <text:p text:style-name="P7">Schools</text:p>
        </text:list-item>
        <text:list-item>
          <text:p text:style-name="P7">Pass</text:p>
        </text:list-item>
        <text:list-item>
          <text:p text:style-name="P7">Fail</text:p>
        </text:list-item>
        <text:list-item>
          <text:p text:style-name="P7">High Score</text:p>
        </text:list-item>
        <text:list-item>
          <text:p text:style-name="P7">Intermediate Score</text:p>
        </text:list-item>
        <text:list-item>
          <text:p text:style-name="P7">Low Score</text:p>
        </text:list-item>
        <text:list-item>
          <text:p text:style-name="P7">Applicable Questions</text:p>
        </text:list-item>
        <text:list-item>
          <text:p text:style-name="P7">Not Applicable Questions</text:p>
        </text:list-item>
        <text:list-item>
          <text:p text:style-name="P7">Correct Answers for particular questions</text:p>
        </text:list-item>
        <text:list-item>
          <text:p text:style-name="P7">Difficult Questions</text:p>
        </text:list-item>
        <text:list-item>
          <text:p text:style-name="P7">Average Questions</text:p>
        </text:list-item>
        <text:list-item>
          <text:p text:style-name="P7">Easy Questions</text:p>
        </text:list-item>
        <text:list-item>
          <text:p text:style-name="P9"><text:s/>The number system</text:p>
        </text:list-item>
        <text:list-item>
          <text:p text:style-name="P9">Algebra</text:p>
        </text:list-item>
        <text:list-item>
          <text:p text:style-name="P9">Ratio proportion</text:p>
        </text:list-item>
        <text:list-item>
          <text:p text:style-name="P9"><text:s/>Mensuration</text:p>
        </text:list-item>
        <text:list-item>
          <text:p text:style-name="P9"><text:s/>Geometry <text:s/></text:p>
        </text:list-item>
        <text:list-item>
          <text:p text:style-name="P9">Data handling.</text:p>
        </text:list-item>
        <text:list-item>
          <text:p text:style-name="P9">Area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</text:p>
      <text:p text:style-name="P3"/>
      <text:p text:style-name="P4">Student Wise:</text:p>
      <text:list xml:id="list4297134746372664764" text:style-name="L2">
        <text:list-item>
          <text:p text:style-name="P11">A report on students who attended the assesments.</text:p>
        </text:list-item>
        <text:list-item>
          <text:p text:style-name="P12">A report on the boys who attended the assesments.</text:p>
        </text:list-item>
        <text:list-item>
          <text:p text:style-name="P12">A report on the girls who attended the assesments.</text:p>
        </text:list-item>
        <text:list-item>
          <text:p text:style-name="P12">students+state.</text:p>
        </text:list-item>
        <text:list-item>
          <text:p text:style-name="P12">boys+state.</text:p>
        </text:list-item>
        <text:list-item>
          <text:p text:style-name="P12">girls+state.</text:p>
        </text:list-item>
        <text:list-item>
          <text:p text:style-name="P12">students+state+district</text:p>
        </text:list-item>
        <text:list-item>
          <text:p text:style-name="P12">boys+state+district</text:p>
        </text:list-item>
        <text:list-item>
          <text:p text:style-name="P12">girls+state+district</text:p>
        </text:list-item>
        <text:list-item>
          <text:p text:style-name="P12">students+state+district+Urban/Rural</text:p>
        </text:list-item>
        <text:list-item>
          <text:p text:style-name="P12">boys+state+district+Urban/Rural</text:p>
        </text:list-item>
        <text:list-item>
          <text:p text:style-name="P12">girls+state+district+Urban/Rural</text:p>
        </text:list-item>
        <text:list-item>
          <text:p text:style-name="P12">students+state+district+Urban/Rural+school</text:p>
        </text:list-item>
        <text:list-item>
          <text:p text:style-name="P12">boys+state+district+Urban/Rural+school</text:p>
        </text:list-item>
        <text:list-item>
          <text:p text:style-name="P12">girls+state+district+Urban/Rural+school</text:p>
        </text:list-item>
        <text:list-item>
          <text:p text:style-name="P12">students+state+district+Urban/Rural+school+medium</text:p>
        </text:list-item>
        <text:list-item>
          <text:p text:style-name="P12">boys+state+district+Urban/Rural+school+medium</text:p>
        </text:list-item>
        <text:list-item>
          <text:p text:style-name="P12">girls+state+district+Urban/Rural+school+medium</text:p>
        </text:list-item>
        <text:list-item>
          <text:p text:style-name="P12">students+state+district+Urban/Rural+school+medium+pass/fail</text:p>
        </text:list-item>
        <text:list-item>
          <text:p text:style-name="P12">boys+state+district+Urban/Rural+school+medium+pass/fail</text:p>
        </text:list-item>
        <text:list-item>
          <text:p text:style-name="P12">girls+state+district+Urban/Rural+school+medium+pass/fail</text:p>
          <text:p text:style-name="P20"/>
        </text:list-item>
      </text:list>
      <text:p text:style-name="P4"/>
      <text:p text:style-name="P4">State wise:</text:p>
      <text:list xml:id="list193808445613241022" text:style-name="L3">
        <text:list-item>
          <text:p text:style-name="P13">state+students</text:p>
        </text:list-item>
        <text:list-item>
          <text:p text:style-name="P13">state+boys</text:p>
        </text:list-item>
        <text:list-item>
          <text:p text:style-name="P13">state+girls</text:p>
        </text:list-item>
        <text:list-item>
          <text:p text:style-name="P13">state+district+students</text:p>
        </text:list-item>
        <text:list-item>
          <text:p text:style-name="P13">state+district+boys</text:p>
        </text:list-item>
        <text:list-item>
          <text:p text:style-name="P13">state+district+girls</text:p>
        </text:list-item>
        <text:list-item>
          <text:p text:style-name="P13">state+district+Urban/Rural+students</text:p>
        </text:list-item>
        <text:list-item>
          <text:p text:style-name="P13">state+district+Urban/Rural+boys</text:p>
        </text:list-item>
        <text:list-item>
          <text:p text:style-name="P13">state+district+Urban/Rural+girls</text:p>
        </text:list-item>
        <text:list-item>
          <text:p text:style-name="P13">state+district+Urban/Rural+school+students</text:p>
        </text:list-item>
        <text:list-item>
          <text:p text:style-name="P13">state+district+Urban/Rural+school+boys</text:p>
        </text:list-item>
        <text:list-item>
          <text:p text:style-name="P13">state+district+Urban/Rural+school+girls</text:p>
        </text:list-item>
        <text:list-item>
          <text:p text:style-name="P13">state+district+Urban/Rural+school+medium+students</text:p>
        </text:list-item>
        <text:list-item>
          <text:p text:style-name="P13">state+district+Urban/Rural+school+medium+boys</text:p>
        </text:list-item>
        <text:list-item>
          <text:p text:style-name="P13">state+district+Urban/Rural+school+medium+girls</text:p>
        </text:list-item>
        <text:list-item>
          <text:p text:style-name="P13">state+district+Urban/Rural+school+medium+students+pass/fail</text:p>
        </text:list-item>
        <text:list-item>
          <text:p text:style-name="P13">state+district+Urban/Rural+school+medium+boys+pass/fail</text:p>
        </text:list-item>
        <text:list-item>
          <text:p text:style-name="P13">state+district+Urban/Rural+school+medium+girls+pass/fail</text:p>
        </text:list-item>
      </text:list>
      <text:p text:style-name="P5"/>
      <text:p text:style-name="P4"/>
      <text:p text:style-name="P4"><text:soft-page-break/></text:p>
      <text:p text:style-name="P4">District Wise:</text:p>
      <text:list xml:id="list204180906724525292" text:style-name="L4">
        <text:list-item>
          <text:p text:style-name="P14">district+students</text:p>
        </text:list-item>
        <text:list-item>
          <text:p text:style-name="P14">district+boys</text:p>
        </text:list-item>
        <text:list-item>
          <text:p text:style-name="P14">district+girls</text:p>
        </text:list-item>
        <text:list-item>
          <text:p text:style-name="P14">district+Urban/Rural+students</text:p>
        </text:list-item>
        <text:list-item>
          <text:p text:style-name="P14">district+Urban/Rural+boys</text:p>
        </text:list-item>
        <text:list-item>
          <text:p text:style-name="P14">district+Urban/Rural+girls</text:p>
        </text:list-item>
        <text:list-item>
          <text:p text:style-name="P14">district+Urban/Rural+school+students</text:p>
        </text:list-item>
        <text:list-item>
          <text:p text:style-name="P14">district+Urban/Rural+school+boys</text:p>
        </text:list-item>
        <text:list-item>
          <text:p text:style-name="P14">district+Urban/Rural+school+girls</text:p>
        </text:list-item>
        <text:list-item>
          <text:p text:style-name="P14">district+Urban/Rural+school+medium+students</text:p>
        </text:list-item>
        <text:list-item>
          <text:p text:style-name="P14">district+Urban/Rural+school+medium+boys</text:p>
        </text:list-item>
        <text:list-item>
          <text:p text:style-name="P14">district+Urban/Rural+school+medium+girls</text:p>
        </text:list-item>
        <text:list-item>
          <text:p text:style-name="P14">district+Urban/Rural+school+medium+students+Pass/fail</text:p>
        </text:list-item>
        <text:list-item>
          <text:p text:style-name="P14">district+Urban/Rural+school+medium+boys+Pass/fail</text:p>
        </text:list-item>
        <text:list-item>
          <text:p text:style-name="P14">district+Urban/Rural+school+medium+girls+Pass/fail</text:p>
          <text:p text:style-name="P14"/>
        </text:list-item>
      </text:list>
      <text:p text:style-name="P5"/>
      <text:p text:style-name="P4">School Wise:</text:p>
      <text:list xml:id="list4737883588808093868" text:style-name="L5">
        <text:list-item>
          <text:p text:style-name="P15">school+students</text:p>
        </text:list-item>
        <text:list-item>
          <text:p text:style-name="P15">school+boys</text:p>
        </text:list-item>
        <text:list-item>
          <text:p text:style-name="P15">school+girls</text:p>
        </text:list-item>
        <text:list-item>
          <text:p text:style-name="P15">school+medium+students</text:p>
        </text:list-item>
        <text:list-item>
          <text:p text:style-name="P15">school+medium+boys</text:p>
        </text:list-item>
        <text:list-item>
          <text:p text:style-name="P15">school+medium+girls</text:p>
        </text:list-item>
        <text:list-item>
          <text:p text:style-name="P15">school+medium+students+pass/fail</text:p>
        </text:list-item>
        <text:list-item>
          <text:p text:style-name="P15">school+medium+boys+pass/fail</text:p>
        </text:list-item>
        <text:list-item>
          <text:p text:style-name="P15">school+medium+girls+pass/fail</text:p>
        </text:list-item>
      </text:list>
      <text:p text:style-name="P4"/>
      <text:p text:style-name="P4">Score wise:</text:p>
      <text:list xml:id="list514849705940130696" text:style-name="L6">
        <text:list-item>
          <text:p text:style-name="P16">Students+High/Intermediate/Low Scores</text:p>
        </text:list-item>
        <text:list-item>
          <text:p text:style-name="P16">boys+High/Intermediate/Low Scores</text:p>
        </text:list-item>
        <text:list-item>
          <text:p text:style-name="P16">girls+High/Intermediate/Low Scores</text:p>
        </text:list-item>
        <text:list-item>
          <text:p text:style-name="P16">Students+High/Intermediate/Low Scores+state/district</text:p>
        </text:list-item>
        <text:list-item>
          <text:p text:style-name="P16">boys+High/Intermediate/Low Scores+state/district</text:p>
        </text:list-item>
        <text:list-item>
          <text:p text:style-name="P16">girls+High/Intermediate/Low Scores+state/district</text:p>
        </text:list-item>
        <text:list-item>
          <text:p text:style-name="P16">Students+High/Intermediate/Low Scores+state/distric</text:p>
          <text:p text:style-name="P16">+Urban/rural</text:p>
        </text:list-item>
        <text:list-item>
          <text:p text:style-name="P16">boys+High/Intermediate/Low Scores+state/district</text:p>
          <text:p text:style-name="P16">+Urban/rural</text:p>
        </text:list-item>
        <text:list-item>
          <text:p text:style-name="P16">girls+High/Intermediate/Low Scores+state/district</text:p>
          <text:p text:style-name="P16">+Urban/rural</text:p>
        </text:list-item>
        <text:list-item>
          <text:p text:style-name="P16">Students+High/Intermediate/Low Scores+state/distric</text:p>
          <text:p text:style-name="P16">+Urban/rural+School</text:p>
        </text:list-item>
        <text:list-item>
          <text:p text:style-name="P16">boys+High/Intermediate/Low Scores+state/district</text:p>
          <text:p text:style-name="P16">+Urban/rural+school</text:p>
        </text:list-item>
        <text:list-item>
          <text:p text:style-name="P16"><text:soft-page-break/>girls+High/Intermediate/Low Scores+state/district</text:p>
          <text:p text:style-name="P16">+Urban/rural+school</text:p>
        </text:list-item>
        <text:list-item>
          <text:p text:style-name="P16">Students+High/Intermediate/Low Scores+state/distric</text:p>
          <text:p text:style-name="P16">+Urban/rural+School</text:p>
        </text:list-item>
        <text:list-item>
          <text:p text:style-name="P16">boys+High/Intermediate/Low Scores+state/district</text:p>
          <text:p text:style-name="P16">+Urban/rural+school</text:p>
        </text:list-item>
        <text:list-item>
          <text:p text:style-name="P16">girls+High/Intermediate/Low Scores+state/district</text:p>
          <text:p text:style-name="P16">+Urban/rural+school</text:p>
        </text:list-item>
        <text:list-item>
          <text:p text:style-name="P16">Students+High/Intermediate/Low Scores+state/distric</text:p>
          <text:p text:style-name="P16">+Urban/rural+School+medium</text:p>
        </text:list-item>
        <text:list-item>
          <text:p text:style-name="P16">boys+High/Intermediate/Low Scores+state/district</text:p>
          <text:p text:style-name="P16">+Urban/rural+school+medium</text:p>
        </text:list-item>
        <text:list-item>
          <text:p text:style-name="P16">girls+High/Intermediate/Low Scores+state/district</text:p>
          <text:p text:style-name="P16">+Urban/rural+school+medium</text:p>
        </text:list-item>
      </text:list>
      <text:p text:style-name="P5"/>
      <text:p text:style-name="P4"/>
      <text:p text:style-name="P4">Question wise:</text:p>
      <text:list xml:id="list5405230189012685546" text:style-name="L7">
        <text:list-item>
          <text:p text:style-name="P17">Difficult questions</text:p>
        </text:list-item>
        <text:list-item>
          <text:p text:style-name="P17">Average questions</text:p>
        </text:list-item>
        <text:list-item>
          <text:p text:style-name="P17">Easy questions</text:p>
        </text:list-item>
        <text:list-item>
          <text:p text:style-name="P17">Algebra+easy/difficult/average</text:p>
        </text:list-item>
        <text:list-item>
          <text:p text:style-name="P17">Data+easy/difficult/average</text:p>
        </text:list-item>
      </text:list>
      <text:p text:style-name="P5"/>
      <text:p text:style-name="P4">Score wise:</text:p>
      <text:list xml:id="list1838123978014071317" text:style-name="L8">
        <text:list-item>
          <text:p text:style-name="P18">Highscore+students</text:p>
        </text:list-item>
        <text:list-item>
          <text:p text:style-name="P18">Highscore+boys/girls</text:p>
        </text:list-item>
        <text:list-item>
          <text:p text:style-name="P18">Highscore+boys/girls+state</text:p>
        </text:list-item>
        <text:list-item>
          <text:p text:style-name="P18">Highscore+boys/girls+state+district</text:p>
        </text:list-item>
        <text:list-item>
          <text:p text:style-name="P18">Highscore+boys/girls+state+district+school</text:p>
        </text:list-item>
      </text:list>
      <text:p text:style-name="P5"/>
      <text:p text:style-name="P4">Result wise:</text:p>
      <text:list xml:id="list7939625331494487527" text:style-name="L9">
        <text:list-item>
          <text:p text:style-name="P19">state+district+student+Pass/fail</text:p>
        </text:list-item>
        <text:list-item>
          <text:p text:style-name="P19">state+district+boys/girls+Pass/fa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HelveticaNeue-Light" svg:font-family="HelveticaNeue-Ligh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3pt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3M15S</meta:editing-duration>
    <meta:editing-cycles>22</meta:editing-cycles>
    <meta:generator>OpenOffice/4.1.1$Win32 OpenOffice.org_project/411m6$Build-9775</meta:generator>
    <dc:date>2015-11-23T12:28:12.34</dc:date>
    <meta:document-statistic meta:table-count="0" meta:image-count="0" meta:object-count="0" meta:page-count="4" meta:paragraph-count="142" meta:word-count="332" meta:character-count="4179"/>
    <meta:user-defined meta:name="Info 1"/>
    <meta:user-defined meta:name="Info 2"/>
    <meta:user-defined meta:name="Info 3"/>
    <meta:user-defined meta:name="Info 4"/>
  </office:meta>
</office:document-meta>
</file>